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448cm"/>
    </style:style>
    <style:style style:name="co3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2-02">
            <text:p>02/12/12</text:p>
          </table:table-cell>
          <table:table-cell table:style-name="ce4" office:value-type="date" office:date-value="2012-12-03">
            <text:p>03/12/12</text:p>
          </table:table-cell>
        </table:table-row>
        <table:table-row table:style-name="ro3">
          <table:table-cell office:value-type="string">
            <text:p>Como propietario del producto quiero utilizar un sistema de autenticación para mantener segura la aplicación</text:p>
          </table:table-cell>
          <table:table-cell office:value-type="string">
            <text:p>Configurar omniauth con twitter</text:p>
          </table:table-cell>
          <table:table-cell office:value-type="string">
            <text:p>2 hora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o propietario del producto quiero mejorar y arreglar los bugs de las funcionalidades ya implementadas</text:p>
          </table:table-cell>
          <table:table-cell table:style-name="ce3" office:value-type="string">
            <text:p>Arreglar bugs varios de la aplicación</text:p>
          </table:table-cell>
          <table:table-cell table:style-name="ce6" office:value-type="string">
            <text:p>2.5 hora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/12/2012</text:date>, <text:time>10:4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2-02T10:42:09</dc:date>
    <dc:creator>Alejandro </dc:creator>
    <meta:editing-duration>PT8H54M27S</meta:editing-duration>
    <meta:editing-cycles>12</meta:editing-cycles>
    <meta:generator>LibreOffice/3.4$Unix LibreOffice_project/340m1$Build-402</meta:generator>
    <meta:document-statistic meta:table-count="3" meta:cell-count="10" meta:object-count="0"/>
  </office:meta>
</office:document-meta>
</file>